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P</mi>
            <mo stretchy="false">̄</mo>
          </mover>
        </mrow>
        <mtext>max</mtext>
      </msub>
      <mrow>
        <mi/>
        <mo stretchy="false">=</mo>
        <mi/>
      </mrow>
      <mover accent="true">
        <mi>P</mi>
        <mo stretchy="false">̄</mo>
      </mover>
      <mrow>
        <mo stretchy="false">(</mo>
        <mrow>
          <mover accent="true">
            <mo stretchy="false">ω</mo>
            <mo stretchy="false">̄</mo>
          </mover>
          <mrow>
            <mi/>
            <mo stretchy="false">=</mo>
            <mi/>
          </mrow>
          <msub>
            <mo stretchy="false">ω</mo>
            <mn>0</mn>
          </msub>
        </mrow>
        <mo stretchy="false">)</mo>
      </mrow>
      <mrow>
        <mi/>
        <mo stretchy="false">=</mo>
        <mi/>
      </mrow>
      <mfrac>
        <mn>1</mn>
        <mn>2</mn>
      </mfrac>
      <mfrac>
        <msubsup>
          <mi>U</mi>
          <mn>0</mn>
          <mn>2</mn>
        </msubsup>
        <mi>R</mi>
      </mfrac>
    </mrow>
    <annotation encoding="StarMath 5.0">{bar P} _"max" `=` bar P (bar %iomega  `=` %iomega _0) `=` 1 over 2 U^2_0 over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23:27.626000000</meta:creation-date>
    <meta:generator>LibreOffice/4.1.4.2$Windows_x86 LibreOffice_project/0a0440ccc0227ad9829de5f46be37cfb6edcf72</meta:generator>
  </office:meta>
</office:document-meta>
</file>